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P1" style:family="paragraph" style:parent-style-name="Standard">
      <style:text-properties style:font-name="Calibri" officeooo:rsid="0003ef58" officeooo:paragraph-rsid="0003ef58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04e286" officeooo:paragraph-rsid="0004e286"/>
    </style:style>
    <style:style style:name="P4" style:family="paragraph" style:parent-style-name="Standard">
      <style:text-properties style:font-name="Calibri" officeooo:rsid="0003ef58" officeooo:paragraph-rsid="0003ef58"/>
    </style:style>
    <style:style style:name="P5" style:family="paragraph" style:parent-style-name="Standard">
      <style:text-properties style:font-name="Calibri" officeooo:rsid="0006c57f" officeooo:paragraph-rsid="0006c57f"/>
    </style:style>
    <style:style style:name="P6" style:family="paragraph" style:parent-style-name="Standard">
      <style:text-properties style:font-name="Calibri" officeooo:rsid="0006c57f" officeooo:paragraph-rsid="0008c4e5"/>
    </style:style>
    <style:style style:name="P7" style:family="paragraph" style:parent-style-name="Standard">
      <style:text-properties style:font-name="Calibri" officeooo:rsid="0008c4e5" officeooo:paragraph-rsid="0008c4e5"/>
    </style:style>
    <style:style style:name="P8" style:family="paragraph" style:parent-style-name="Standard">
      <style:text-properties style:font-name="Calibri" officeooo:rsid="00094124" officeooo:paragraph-rsid="00094124"/>
    </style:style>
    <style:style style:name="T1" style:family="text">
      <style:text-properties officeooo:rsid="0003ef58"/>
    </style:style>
    <style:style style:name="T2" style:family="text">
      <style:text-properties officeooo:rsid="0004e286"/>
    </style:style>
    <style:style style:name="T3" style:family="text">
      <style:text-properties fo:color="#ffffff" loext:opacity="100%" style:font-name="Trebuchet MS" fo:font-size="14pt" style:font-size-asian="14pt"/>
    </style:style>
    <style:style style:name="T4" style:family="text">
      <style:text-properties officeooo:rsid="0008c4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LTRASOUND RIGHT UPPER QUADRANT ABDOMEN</text:p>
      <text:p text:style-name="P2"/>
      <text:p text:style-name="P1">** HISTORY **:</text:p>
      <text:p text:style-name="P2"><text:span text:style-name="T1"><text:text-input text:description="">Patient age</text:text-input></text:span><text:span text:style-name="T1"><text:text-input text:description=""/></text:span><text:span text:style-name="T1"><text:s/>year old, </text:span><text:span text:style-name="T1"><text:text-input text:description="history">right upper quadrant  abdominal pain.</text:text-input></text:span></text:p>
      <text:p text:style-name="P2"/>
      <text:p text:style-name="P1">** TECHNIQUE **:</text:p>
      <text:p text:style-name="P8">Ultrasound images of the right upper quadrant acquired. Color and spectral Doppler images of the main portal vein also acquired.</text:p>
      <text:p text:style-name="P3"/>
      <text:p text:style-name="P3">Comparison: <text:text-input text:description="Comparison">None available.</text:text-input></text:p>
      <text:p text:style-name="P3"/>
      <text:p text:style-name="P1">** FINDINGS **:</text:p>
      <text:p text:style-name="P8">PANCREAS: <text:text-input text:description="pancreas">Normal visualized portions.</text:text-input></text:p>
      <text:p text:style-name="P8"/>
      <text:p text:style-name="P8">LIVER: <text:span text:style-name="T1"><text:text-input text:description="liver parenchyma">Normal echogenicity.</text:text-input></text:span><text:span text:style-name="T1"><text:s/></text:span><text:span text:style-name="T1"><text:text-input text:description="portal vein">Normal hepatopetal flow in the main portal vein.</text:text-input></text:span></text:p>
      <text:p text:style-name="P1"/>
      <text:p text:style-name="P8">GALLBLADDER: <text:text-input text:description="gallbladder">Normal.</text:text-input></text:p>
      <text:p text:style-name="P8"/>
      <text:p text:style-name="P8">BILE DUCTS: Common duct measures <text:text-input text:description="common duct"/><text:s/>mm, which is <text:text-input text:description="common bile duct">normal.</text:text-input><text:s/><text:text-input text:description="intrahepatic ducts">No</text:text-input><text:s/>intrahepatic biliary ductal dilation.</text:p>
      <text:p text:style-name="P8"/>
      <text:p text:style-name="P8">RIGHT KIDNEY: Measures <text:text-input text:description="right kidney length"> </text:text-input><text:s/>cm. <text:text-input text:description="right kidney">Normal cortical echogenicity. No stones or hydronephrosis.</text:text-input></text:p>
      <text:p text:style-name="P8"/>
      <text:p text:style-name="P8">OTHER: <text:text-input text:description="other">None.</text:text-input></text:p>
      <text:p text:style-name="P8"/>
      <text:p text:style-name="P1">** IMPRESSION **:</text:p>
      <text:p text:style-name="P1"><text:text-input text:description="impression">Normal right upper quadrant ultrasound.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09:57:23.761000000</meta:creation-date>
    <dc:date>2024-03-14T13:58:04.571000000</dc:date>
    <meta:editing-duration>PT57M11S</meta:editing-duration>
    <meta:editing-cycles>6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15" meta:word-count="128" meta:character-count="711" meta:non-whitespace-character-count="624"/>
  </office:meta>
</office:document-meta>
</file>